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4a9" officeooo:paragraph-rsid="0002e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09:21:03.821000000</meta:creation-date>
    <dc:date>2025-05-28T09:30:36.449000000</dc:date>
    <meta:editing-duration>PT9M35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